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Lucida Console" svg:font-family="'Lucida Console'" style:font-family-generic="modern"/>
    <style:font-face style:name="DejaVu Sans1" svg:font-family="'DejaVu San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0pt" style:font-size-asian="10pt" style:font-name-complex="Arial"/>
    </style:style>
    <style:style style:name="P3" style:family="paragraph" style:parent-style-name="Standard">
      <style:paragraph-properties fo:text-align="justify" style:justify-single-word="false"/>
      <style:text-properties style:font-name="Arial" fo:font-size="10pt" style:font-size-asian="10pt" style:font-name-complex="Arial" style:font-size-complex="10pt" style:font-weight-complex="bold"/>
    </style:style>
    <style:style style:name="P4" style:family="paragraph" style:parent-style-name="Standard">
      <style:paragraph-properties fo:text-align="justify" style:justify-single-word="false"/>
      <style:text-properties style:font-name="Arial" fo:font-size="10pt" fo:language="en" fo:country="GB" style:font-size-asian="10pt" style:font-name-complex="Arial"/>
    </style:style>
    <style:style style:name="P5"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6" style:family="paragraph" style:parent-style-name="Standard">
      <style:paragraph-properties fo:text-align="justify" style:justify-single-word="false"/>
      <style:text-properties style:font-name="Lucida Console" fo:font-size="9pt" style:font-size-asian="9pt" style:font-name-complex="Arial" style:text-scale="90%"/>
    </style:style>
    <style:style style:name="P7"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s>
      </style:paragraph-properties>
      <style:text-properties style:font-name="Lucida Console" fo:font-size="9pt" style:font-size-asian="9pt" style:font-name-complex="Arial" style:font-size-complex="9pt" style:text-scale="90%"/>
    </style:style>
    <style:style style:name="P8" style:family="paragraph" style:parent-style-name="Standard">
      <style:paragraph-properties fo:text-align="justify" style:justify-single-word="false"/>
      <style:text-properties style:font-name="Lucida Console" fo:font-size="9pt" fo:language="en" fo:country="GB" style:font-size-asian="9pt" style:font-name-complex="Arial" style:text-scale="90%"/>
    </style:style>
    <style:style style:name="P9"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s>
      </style:paragraph-properties>
      <style:text-properties style:font-name="Lucida Console" fo:font-size="9pt" fo:language="en" fo:country="GB" style:font-size-asian="9pt" style:font-name-complex="Arial" style:font-size-complex="9pt" style:text-scale="90%"/>
    </style:style>
    <style:style style:name="P10" style:family="paragraph" style:parent-style-name="Standard">
      <style:paragraph-properties fo:text-align="justify" style:justify-single-word="false"/>
      <style:text-properties style:font-name="Lucida Console" fo:font-size="9pt" fo:language="fr" fo:country="FR" style:font-size-asian="9pt" style:font-name-complex="Arial" style:text-scale="90%"/>
    </style:style>
    <style:style style:name="P11" style:family="paragraph" style:parent-style-name="Standard">
      <style:paragraph-properties fo:text-align="justify" style:justify-single-word="false"/>
      <style:text-properties style:font-name="Lucida Console" fo:font-size="9pt" fo:font-weight="normal" style:font-size-asian="9pt" style:font-weight-asian="normal" style:font-name-complex="Arial" style:font-weight-complex="normal" style:text-scale="90%"/>
    </style:style>
    <style:style style:name="P12" style:family="paragraph" style:parent-style-name="Standard">
      <style:paragraph-properties fo:text-align="justify" style:justify-single-word="false">
        <style:tab-stops>
          <style:tab-stop style:position="0cm"/>
        </style:tab-stops>
      </style:paragraph-properties>
      <style:text-properties style:font-name="Lucida Console" fo:font-size="9pt" fo:font-weight="normal" style:font-size-asian="9pt" style:font-weight-asian="normal" style:font-name-complex="Arial" style:font-weight-complex="normal" style:text-scale="90%"/>
    </style:style>
    <style:style style:name="P13" style:family="paragraph" style:parent-style-name="Standard">
      <style:paragraph-properties fo:text-align="justify" style:justify-single-word="false"/>
      <style:text-properties style:font-name="Lucida Console" fo:font-size="9pt" style:text-underline-style="solid" style:text-underline-width="auto" style:text-underline-color="font-color" fo:font-weight="normal" style:font-size-asian="9pt" style:font-weight-asian="normal" style:font-name-complex="Arial" style:font-weight-complex="normal" style:text-scale="90%"/>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s>
      </style:paragraph-properties>
    </style:style>
    <style:style style:name="P16" style:family="paragraph" style:parent-style-name="Standard">
      <style:text-properties fo:language="en" fo:country="GB"/>
    </style:style>
    <style:style style:name="P17" style:family="paragraph" style:parent-style-name="Standard">
      <style:paragraph-properties fo:text-align="justify" style:justify-single-word="false"/>
      <style:text-properties fo:color="#ff0000" style:font-name="Arial" fo:font-size="8pt" fo:font-weight="normal" style:font-size-asian="8pt" style:font-weight-asian="normal" style:font-name-complex="Arial" style:font-size-complex="8pt" style:font-weight-complex="normal"/>
    </style:style>
    <style:style style:name="P18" style:family="paragraph" style:parent-style-name="Heading_20_2">
      <style:paragraph-properties fo:text-align="justify" style:justify-single-word="false">
        <style:tab-stops>
          <style:tab-stop style:position="0cm"/>
        </style:tab-stops>
      </style:paragraph-properties>
    </style:style>
    <style:style style:name="P19" style:family="paragraph" style:parent-style-name="Heading_20_1">
      <style:paragraph-properties fo:text-align="justify" style:justify-single-word="false">
        <style:tab-stops>
          <style:tab-stop style:position="0cm"/>
        </style:tab-stops>
      </style:paragraph-properties>
    </style:style>
    <style:style style:name="P20" style:family="paragraph" style:parent-style-name="Heading_20_1">
      <style:paragraph-properties fo:text-align="justify" style:justify-single-word="false"/>
      <style:text-properties fo:language="en" fo:country="GB"/>
    </style:style>
    <style:style style:name="P21" style:family="paragraph" style:parent-style-name="Heading_20_1">
      <style:paragraph-properties fo:text-align="justify" style:justify-single-word="false">
        <style:tab-stops>
          <style:tab-stop style:position="0cm"/>
        </style:tab-stops>
      </style:paragraph-properties>
      <style:text-properties fo:language="en" fo:country="GB"/>
    </style:style>
    <style:style style:name="P22" style:family="paragraph" style:parent-style-name="Heading_20_1">
      <style:paragraph-properties fo:text-align="justify" style:justify-single-word="false">
        <style:tab-stops>
          <style:tab-stop style:position="0cm"/>
        </style:tab-stops>
      </style:paragraph-properties>
      <style:text-properties style:font-name="Lucida Console" fo:font-size="9pt" fo:font-weight="normal" style:font-size-asian="9pt" style:font-weight-asian="normal" style:font-name-complex="Arial" style:font-weight-complex="normal" style:text-scale="90%"/>
    </style:style>
    <style:style style:name="P23" style:family="paragraph" style:parent-style-name="Standard">
      <style:paragraph-properties fo:margin-left="0.635cm" fo:margin-right="0cm" fo:text-align="justify" style:justify-single-word="false" fo:text-indent="0cm" style:auto-text-indent="false"/>
      <style:text-properties style:font-name="Arial" fo:font-size="10pt" style:font-size-asian="10pt" style:font-name-complex="Arial" style:font-size-complex="10pt" style:font-weight-complex="bold"/>
    </style:style>
    <style:style style:name="P24" style:family="paragraph" style:parent-style-name="Standard">
      <style:paragraph-properties fo:text-align="justify" style:justify-single-word="false" fo:orphans="2" fo:widows="2" fo:hyphenation-ladder-count="no-limit" style:writing-mode="lr-tb"/>
      <style:text-properties style:use-window-font-color="true" style:font-name="Lucida Console" fo:font-size="9pt" fo:language="es" fo:country="ES" style:font-name-asian="Times New Roman" style:font-size-asian="9pt" style:language-asian="zxx" style:country-asian="none" style:font-name-complex="Arial" style:font-size-complex="12pt" style:language-complex="ar" style:country-complex="SA" style:text-scale="90%" fo:hyphenate="false" fo:hyphenation-remain-char-count="2" fo:hyphenation-push-char-count="2"/>
    </style:style>
    <style:style style:name="P25" style:family="paragraph" style:parent-style-name="Standard" style:master-page-name="Standard">
      <style:paragraph-properties fo:text-align="justify" style:justify-single-word="false" style:page-number="auto"/>
      <style:text-properties style:font-name="Arial" fo:font-size="10pt" style:font-size-asian="10pt" style:font-name-complex="Arial"/>
    </style:style>
    <style:style style:name="P26" style:family="paragraph" style:parent-style-name="Standard" style:list-style-name="WW8Num2">
      <style:paragraph-properties fo:text-align="justify" style:justify-single-word="false">
        <style:tab-stops>
          <style:tab-stop style:position="1.27cm"/>
        </style:tab-stops>
      </style:paragraph-properties>
      <style:text-properties style:font-name="Arial" fo:font-size="10pt" style:font-size-asian="10pt" style:font-name-complex="Arial" style:font-size-complex="10pt" style:font-weight-complex="bold"/>
    </style:style>
    <style:style style:name="P27" style:family="paragraph" style:parent-style-name="Standard" style:list-style-name="L1">
      <style:paragraph-properties fo:text-align="justify" style:justify-single-word="false"/>
      <style:text-properties style:font-name="Arial" fo:font-size="10pt" style:font-size-asian="10pt" style:font-name-complex="Arial" style:font-size-complex="10pt" style:font-weight-complex="bold"/>
    </style:style>
    <style:style style:name="P28" style:family="paragraph" style:parent-style-name="Standard" style:list-style-name="L2">
      <style:paragraph-properties fo:text-align="justify" style:justify-single-word="false"/>
      <style:text-properties style:font-name="Arial" fo:font-size="10pt" style:font-size-asian="10pt" style:font-name-complex="Arial" style:font-size-complex="10pt" style:font-weight-complex="bold"/>
    </style:style>
    <style:style style:name="P29" style:family="paragraph" style:parent-style-name="Standard">
      <style:paragraph-properties fo:text-align="justify" style:justify-single-word="false"/>
      <style:text-properties style:font-name="Lucida Console" fo:font-size="9pt" fo:font-weight="normal" style:font-size-asian="9pt" style:font-weight-asian="normal" style:font-name-complex="Arial" style:font-weight-complex="normal" style:text-scale="90%"/>
    </style:style>
    <style:style style:name="T1" style:family="text">
      <style:text-properties style:font-name="Lucida Console" fo:font-size="9pt" fo:language="en" fo:country="GB" style:font-size-asian="9pt" style:font-name-complex="Arial" style:text-scale="90%"/>
    </style:style>
    <style:style style:name="T2" style:family="text">
      <style:text-properties style:font-name="Lucida Console" fo:font-size="9pt" fo:language="en" fo:country="GB" style:font-size-asian="9pt" style:font-name-complex="Arial" style:font-size-complex="9pt" style:text-scale="90%"/>
    </style:style>
    <style:style style:name="T3" style:family="text">
      <style:text-properties style:font-name="Lucida Console" fo:font-size="9pt" style:font-size-asian="9pt" style:font-name-complex="Arial" style:text-scale="90%"/>
    </style:style>
    <style:style style:name="T4" style:family="text">
      <style:text-properties style:font-name="Lucida Console" fo:font-size="9pt" style:font-size-asian="9pt" style:font-name-complex="Arial" style:font-size-complex="9pt" style:text-scale="90%"/>
    </style:style>
    <style:style style:name="T5" style:family="text">
      <style:text-properties style:font-name="Lucida Console" fo:font-size="9pt" fo:font-weight="normal" style:font-size-asian="9pt" style:font-weight-asian="normal" style:font-name-complex="Arial" style:font-weight-complex="normal" style:text-scale="90%"/>
    </style:style>
    <style:style style:name="T6" style:family="text">
      <style:text-properties style:font-name="Lucida Console" fo:font-size="9pt" style:text-underline-style="none" fo:font-weight="normal" style:font-size-asian="9pt" style:font-weight-asian="normal" style:font-name-complex="Arial" style:font-weight-complex="normal" style:text-scale="90%"/>
    </style:style>
    <style:style style:name="T7" style:family="text">
      <style:text-properties style:font-name="Arial" fo:font-size="10pt" style:font-size-asian="10pt" style:font-name-complex="Arial" style:font-size-complex="10pt" style:font-weight-complex="bold"/>
    </style:style>
    <style:style style:name="T8" style:family="text">
      <style:text-properties style:font-name="Arial" fo:font-size="10pt" fo:font-style="italic" style:font-size-asian="10pt" style:font-style-asian="italic" style:font-name-complex="Arial" style:font-size-complex="10pt"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undamentos de Programación – 1º ASI</text:p>
      <text:h text:style-name="P18" text:outline-level="2">Ejercicios de vectores y matrices resueltos</text:h>
      <text:p text:style-name="P2">A continuación se presenta el código fuente de algunos problemas del tema 3</text:p>
      <text:p text:style-name="P17"/>
      <text:p text:style-name="P2"/>
      <text:h text:style-name="P19" text:outline-level="1">Ejercicio 1</text:h>
      <text:p text:style-name="P2">Crear un vector de 100 enteros e inicializarlo con el número -1.</text:p>
      <text:p text:style-name="P2"/>
      <text:p text:style-name="P6">int main(void)</text:p>
      <text:p text:style-name="P6">{</text:p>
      <text:p text:style-name="P8"><text:s text:c="4"/>int v[100], i;</text:p>
      <text:p text:style-name="P8"/>
      <text:p text:style-name="P8"><text:s text:c="4"/>// Inicializamos el vector</text:p>
      <text:p text:style-name="P8"><text:s text:c="4"/>for(i=0; i&lt;100; i++)</text:p>
      <text:p text:style-name="P8"><text:tab/>v[i] = -1;</text:p>
      <text:p text:style-name="P8"/>
      <text:p text:style-name="P6"><text:s text:c="4"/>// Lo mostramos por la pantalla para comprobar que se ha inicializado bien</text:p>
      <text:p text:style-name="P6"><text:s text:c="4"/>for (i=0; i&lt;100; i++)</text:p>
      <text:p text:style-name="P14"><text:span text:style-name="T3"><text:tab/></text:span><text:span text:style-name="T1">printf("v[%i] = %i\n", i, v[i]);</text:span></text:p>
      <text:p text:style-name="P8"><text:s text:c="8"/></text:p>
      <text:p text:style-name="P8"><text:s text:c="4"/>system("PAUSE");</text:p>
      <text:p text:style-name="P8"><text:s text:c="4"/>return 0;</text:p>
      <text:p text:style-name="P8">}</text:p>
      <text:h text:style-name="P20" text:outline-level="1" text:is-list-header="true"/>
      <text:p text:style-name="P16"/>
      <text:h text:style-name="P19" text:outline-level="1">Ejercicio 2</text:h>
      <text:p text:style-name="P2">Crear dos vectores e introducir en uno de ellos los 100 primeros números pares y, en el otro, los 100 primeros números impares.</text:p>
      <text:p text:style-name="P2"/>
      <text:p text:style-name="P8">int main(void)</text:p>
      <text:p text:style-name="P6">{</text:p>
      <text:p text:style-name="P6"><text:s text:c="4"/>int pares[100], impares[100];<text:tab/>// Los dos vectores</text:p>
      <text:p text:style-name="P6"><text:s text:c="4"/>int i;</text:p>
      <text:p text:style-name="P6"/>
      <text:p text:style-name="P6"><text:s text:c="4"/>// Inicializamos los vectores</text:p>
      <text:p text:style-name="P8"><text:s text:c="4"/>for (i = 0; i &lt; 100; i++)</text:p>
      <text:p text:style-name="P8"><text:s text:c="4"/>{</text:p>
      <text:p text:style-name="P8"><text:tab/>pares[i] = i * 2;</text:p>
      <text:p text:style-name="P8"><text:tab/>impares[i] = (i * 2) + 1;</text:p>
      <text:p text:style-name="P8"><text:s text:c="4"/>}</text:p>
      <text:p text:style-name="P8"><text:s text:c="4"/></text:p>
      <text:p text:style-name="P6"><text:s text:c="4"/>// Mostramos el contenido de los vectores en la pantalla</text:p>
      <text:p text:style-name="P6"><text:s text:c="4"/>// (para ver si todo ha ido bien)</text:p>
      <text:p text:style-name="P14"><text:span text:style-name="T3"><text:s text:c="4"/></text:span><text:span text:style-name="T1">printf("\n\nPares: ");</text:span></text:p>
      <text:p text:style-name="P8"><text:s text:c="4"/>for (i = 0; i &lt; 100; i++)</text:p>
      <text:p text:style-name="P8"><text:tab/>printf("%i ", pares[i]);</text:p>
      <text:p text:style-name="P8"><text:s text:c="4"/>printf("\n\nImpares: ");</text:p>
      <text:p text:style-name="P8"><text:s text:c="4"/>for (i = 0; i &lt; 100; i++)</text:p>
      <text:p text:style-name="P8"><text:tab/>printf("%i ", impares[i]);</text:p>
      <text:p text:style-name="P8"><text:s text:c="8"/></text:p>
      <text:p text:style-name="P8"><text:s text:c="4"/>system("PAUSE");</text:p>
      <text:p text:style-name="P8"><text:s text:c="4"/>return 0;</text:p>
      <text:p text:style-name="P8">}</text:p>
      <text:p text:style-name="P4"/>
      <text:h text:style-name="P19" text:outline-level="1">Ejercicio 3</text:h>
      <text:p text:style-name="P3">Escribe un programa que genere al azar una combinación para jugar a la lotería primitiva asegurándote de que ningún número se repite.</text:p>
      <text:p text:style-name="P3"/>
      <text:p text:style-name="P9">int main(void)</text:p>
      <text:p text:style-name="P9">{</text:p>
      <text:p text:style-name="P9"><text:tab/>int n, i, j, repetido, v[6];</text:p>
      <text:p text:style-name="P9"/>
      <text:p text:style-name="P9"><text:tab/>srand(time(NULL));<text:tab/>// Inicialización del generador de números aleatorios</text:p>
      <text:p text:style-name="P9"><text:tab/>for (i = 0; i &lt; 6; i++)</text:p>
      <text:p text:style-name="P9"><text:soft-page-break/><text:tab/>{</text:p>
      <text:p text:style-name="P9"><text:tab/><text:tab/>// Sacamos números repetidamente hasta dar con uno que no haya salido todavía</text:p>
      <text:p text:style-name="P9"><text:tab/><text:tab/>do</text:p>
      <text:p text:style-name="P9"><text:tab/><text:tab/>{</text:p>
      <text:p text:style-name="P9"><text:tab/><text:tab/><text:tab/>n = rand() % 49 + 1;<text:tab/>// Sacamos un número al azar entre 1 y 49</text:p>
      <text:p text:style-name="P9"><text:tab/><text:tab/><text:tab/>repetido = 0;</text:p>
      <text:p text:style-name="P9"><text:tab/><text:tab/><text:tab/>for (j = 0; j &lt; i; j++)<text:tab/>// Comprobamos si el número ha salido ya</text:p>
      <text:p text:style-name="P9"><text:tab/><text:tab/><text:tab/>{</text:p>
      <text:p text:style-name="P9"><text:tab/><text:tab/><text:tab/><text:tab/>if (v[j] == n)<text:tab/>// El número ya ha salido !!</text:p>
      <text:p text:style-name="P9"><text:tab/><text:tab/><text:tab/><text:tab/><text:tab/>repetido = 1;</text:p>
      <text:p text:style-name="P9"><text:tab/><text:tab/><text:tab/>}</text:p>
      <text:p text:style-name="P15"><text:span text:style-name="T2"><text:tab/><text:tab/></text:span><text:span text:style-name="T4">} while (repetido == 1);<text:tab/>// Si el número ya ha salido, repetimos para sacar otro</text:span></text:p>
      <text:p text:style-name="P7"><text:tab/><text:tab/></text:p>
      <text:p text:style-name="P15"><text:span text:style-name="T4"><text:tab/><text:tab/></text:span><text:span text:style-name="T2">v[i] = n;<text:tab/><text:tab/>// Guardamos el número elegido en el vector v</text:span></text:p>
      <text:p text:style-name="P9"><text:tab/>}</text:p>
      <text:p text:style-name="P9"/>
      <text:p text:style-name="P9"><text:tab/>// Mostramos la combinación</text:p>
      <text:p text:style-name="P9"><text:tab/>printf("Combinación para la primitiva\n");</text:p>
      <text:p text:style-name="P9"><text:tab/>for (i = 0; i &lt; 6; i++)</text:p>
      <text:p text:style-name="P9"><text:tab/><text:tab/>printf("%i\n", v[i]);</text:p>
      <text:p text:style-name="P9"/>
      <text:p text:style-name="P9"><text:tab/>return 0;</text:p>
      <text:p text:style-name="P9">}</text:p>
      <text:h text:style-name="P21" text:outline-level="1"/>
      <text:h text:style-name="P19" text:outline-level="1">Ejercicio 4</text:h>
      <text:p text:style-name="P2">Escribe un programa que pida al usuario 10 números enteros y calcule el valor medio de todos ellos, mostrando luego en la pantalla los números que están por encima de la media y los que están por debajo de ella.</text:p>
      <text:p text:style-name="P2"/>
      <text:p text:style-name="P8">int main(void)</text:p>
      <text:p text:style-name="P8">{</text:p>
      <text:p text:style-name="P8"><text:s text:c="4"/>int v[10], suma, i;</text:p>
      <text:p text:style-name="P8"><text:s text:c="4"/>float media;</text:p>
      <text:p text:style-name="P8"/>
      <text:p text:style-name="P6"><text:s text:c="4"/>// Introducir los datos</text:p>
      <text:p text:style-name="P6"><text:s text:c="4"/>printf("Introduce 10 números enteros: \n");</text:p>
      <text:p text:style-name="P6"><text:s text:c="4"/>for (i = 0; i &lt; 10; i++)</text:p>
      <text:p text:style-name="P6"><text:tab/>scanf("%i", &amp;v[i]);</text:p>
      <text:p text:style-name="P6"/>
      <text:p text:style-name="P6"><text:s text:c="4"/>// Calcular la media</text:p>
      <text:p text:style-name="P6"><text:s text:c="4"/>suma = 0;</text:p>
      <text:p text:style-name="P6"><text:s text:c="4"/>for (i = 0; i &lt; 10; i++)</text:p>
      <text:p text:style-name="P6"><text:tab/>suma = suma + v[i];</text:p>
      <text:p text:style-name="P6"/>
      <text:p text:style-name="P6"><text:s text:c="4"/>media = (float)suma / 10;</text:p>
      <text:p text:style-name="P6"><text:s text:c="4"/>printf("Media = %.2f\n", media);</text:p>
      <text:p text:style-name="P6"/>
      <text:p text:style-name="P6"><text:s text:c="4"/>// Mostrar números por encima de la media</text:p>
      <text:p text:style-name="P6"><text:s text:c="4"/>printf("Los números por encima de la media son:\n");</text:p>
      <text:p text:style-name="P14"><text:span text:style-name="T3"><text:s text:c="4"/></text:span><text:span text:style-name="T1">for (i = 0; i &lt; 10; i++)</text:span></text:p>
      <text:p text:style-name="P8"><text:s text:c="4"/>{</text:p>
      <text:p text:style-name="P8"><text:tab/>if (v[i] &gt; media)</text:p>
      <text:p text:style-name="P8"><text:tab/><text:tab/>printf("%i\n", v[i]);</text:p>
      <text:p text:style-name="P8"><text:s text:c="4"/>}</text:p>
      <text:p text:style-name="P8"/>
      <text:p text:style-name="P6"><text:s text:c="4"/>// Mostrar números por debajo de la media</text:p>
      <text:p text:style-name="P6"><text:s text:c="4"/>printf("Los números por debajo de la media son:\n");</text:p>
      <text:p text:style-name="P14"><text:span text:style-name="T3"><text:s text:c="4"/></text:span><text:span text:style-name="T1">for (i = 0; i &lt; 10; i++)</text:span></text:p>
      <text:p text:style-name="P8"><text:s text:c="4"/>{</text:p>
      <text:p text:style-name="P8"><text:tab/>if (v[i] &lt; media)</text:p>
      <text:p text:style-name="P8"><text:tab/><text:tab/>printf("%i\n", v[i]);</text:p>
      <text:p text:style-name="P8"><text:s text:c="4"/>}</text:p>
      <text:p text:style-name="P8"/>
      <text:p text:style-name="P8"><text:s text:c="4"/>return 0;</text:p>
      <text:p text:style-name="P8">}</text:p>
      <text:h text:style-name="P20" text:outline-level="1" text:is-list-header="true"><text:soft-page-break/></text:h>
      <text:h text:style-name="P19" text:outline-level="1">Ejercicio 5</text:h>
      <text:p text:style-name="P3">Escribe un programa que pida al usuario 10 números reales positivos o negativos, y realice, por un lado, la suma de todos los positivos y, por otro, la suma de todos los negativos, mostrando al final el resultado</text:p>
      <text:p text:style-name="P5"/>
      <text:p text:style-name="P6">int main(void)</text:p>
      <text:p text:style-name="P6">{</text:p>
      <text:p text:style-name="P8"><text:s text:c="4"/>float v[10];</text:p>
      <text:p text:style-name="P6"><text:s text:c="4"/>float suma_neg, suma_pos;</text:p>
      <text:p text:style-name="P14"><text:span text:style-name="T3"><text:s text:c="4"/></text:span><text:span text:style-name="T1">int i;</text:span></text:p>
      <text:p text:style-name="P8"/>
      <text:p text:style-name="P6"><text:s text:c="4"/>printf("Introduce 10 números:");</text:p>
      <text:p text:style-name="P8"><text:s text:c="4"/>for (i=0; i&lt;=9; i++)</text:p>
      <text:p text:style-name="P8"><text:s text:c="7"/>scanf("%f", &amp;v[i]);</text:p>
      <text:p text:style-name="P10"/>
      <text:p text:style-name="P10"><text:s text:c="4"/>suma_neg = 0 ;</text:p>
      <text:p text:style-name="P6"><text:s text:c="4"/>suma_pos = 0 ;</text:p>
      <text:p text:style-name="P14"><text:span text:style-name="T1"><text:s/></text:span><text:span text:style-name="T3"><text:s text:c="3"/></text:span><text:span text:style-name="T1">for (i=0 ; i&lt;=9 ; i++)</text:span></text:p>
      <text:p text:style-name="P8"><text:s text:c="4"/>{</text:p>
      <text:p text:style-name="P8"><text:s text:c="7"/>if (v[i] &lt; 0)</text:p>
      <text:p text:style-name="P8"><text:tab/><text:tab/>suma_neg = suma_neg + v[i];</text:p>
      <text:p text:style-name="P8"><text:tab/>if (v[i] &gt; 0)</text:p>
      <text:p text:style-name="P14"><text:span text:style-name="T1"><text:tab/><text:tab/></text:span><text:span text:style-name="T3">suma_pos = suma_pos + v[i];</text:span></text:p>
      <text:p text:style-name="P6"><text:s text:c="4"/>}</text:p>
      <text:p text:style-name="P6"/>
      <text:p text:style-name="P6"><text:s text:c="4"/>printf("La suma de los negativos es: %.2f\n", suma_neg);</text:p>
      <text:p text:style-name="P6"/>
      <text:p text:style-name="P6"><text:s text:c="4"/>printf("La suma de los positivos es: %.2f\n", suma_pos);</text:p>
      <text:p text:style-name="P6"/>
      <text:p text:style-name="P14"><text:span text:style-name="T3"><text:s text:c="4"/></text:span><text:span text:style-name="T1">system("PAUSE");</text:span></text:p>
      <text:p text:style-name="P8"><text:s text:c="4"/>return 0;</text:p>
      <text:p text:style-name="P8">}</text:p>
      <text:h text:style-name="P20" text:outline-level="1" text:is-list-header="true"/>
      <text:p text:style-name="P16"/>
      <text:h text:style-name="P19" text:outline-level="1">Ejercicio 8 (con la burbuja)</text:h>
      <text:p text:style-name="P3">Escribe un programa que defina un vector de 1000 números enteros e inicialízalo con números aleatorios entre 0 y 50.000. Una vez generado el vector, aplícale algún método de ordenación de los vistos en el ejercicio anterior.</text:p>
      <text:p text:style-name="P3"/>
      <text:p text:style-name="P3">Después de que el vector haya sido ordenado, el usuario debe introducir un número entre 0 y 50.000, y el programa debe buscar ese número en el vector, comunicando al usuario la posición que ocupa (si lo encuentra) o un mensaje de error (si no lo encuentra).</text:p>
      <text:p text:style-name="P3"/>
      <text:p text:style-name="P5">Notas sobre esta solución:</text:p>
      <text:list text:style-name="WW8Num2">
        <text:list-item>
          <text:p text:style-name="P26">Observa que, en esta solución, la longitud del vector se ha declarado en una constante llamada LONGITUD VECTOR. Así, puede usarse el mismo programa con varios tamaños de vector: basta con cambiar el valor de esa constante y volver a compilarlo.</text:p>
        </text:list-item>
        <text:list-item>
          <text:p text:style-name="P26">Observa también cómo se usa la función estándar clock() para medir el tiempo que tarda el algoritmo en ejecutarse. La función clock() devuelve el tiempo de CPU que el programa ha consumido desde que empezó a ejecutarse. Ese tiempo viene expresado en "clocks" o pasos de reloj, no en segundos, ni milisegundos, ni nada parecido. Para convertirlo a milésimas de segundo, hay que dividirlo entre la constante CLOCKS_PER_SEC (ver código).</text:p>
        </text:list-item>
        <text:list-item>
          <text:p text:style-name="P26">Se han implementado los dos métodos de búsqueda (secuencial y binaria), contando en cada caso el número de pasos necesarios para localizar un elemento. Revisa bien las implementaciones y asegúrate de entenderlas, en particular la de la búsqueda binaria, bastante más difícil que la secuencial.</text:p>
        </text:list-item>
      </text:list>
      <text:p text:style-name="P23"/>
      <text:p text:style-name="P5"/>
      <text:p text:style-name="P24">#include &lt;stdio.h&gt;</text:p>
      <text:p text:style-name="P24">#include &lt;stdlib.h&gt;</text:p>
      <text:p text:style-name="P24">#include &lt;time.h&gt;</text:p>
      <text:p text:style-name="P24"/>
      <text:p text:style-name="P24">#define LONGITUD_VECTOR 50000</text:p>
      <text:p text:style-name="P24"><text:soft-page-break/></text:p>
      <text:p text:style-name="P24">void genera_vector(int v[LONGITUD_VECTOR]);</text:p>
      <text:p text:style-name="P24">void ordena_vector(int v[LONGITUD_VECTOR]);</text:p>
      <text:p text:style-name="P24">void buscar_secuencial(int v[LONGITUD_VECTOR], int busc);</text:p>
      <text:p text:style-name="P24">void buscar_binario(int v[LONGITUD_VECTOR], int busc);</text:p>
      <text:p text:style-name="P24"/>
      <text:p text:style-name="P24"/>
      <text:p text:style-name="P24">int main(void)</text:p>
      <text:p text:style-name="P24">{</text:p>
      <text:p text:style-name="P24"><text:s text:c="2"/>int v[LONGITUD_VECTOR], busc;</text:p>
      <text:p text:style-name="P24"><text:s text:c="2"/>clock_t tiempo;</text:p>
      <text:p text:style-name="P24"/>
      <text:p text:style-name="P24"><text:s text:c="2"/>printf("\nORDENACIÓN DE UN VECTOR DE %i ELEMENTOS\n", LONGITUD_VECTOR);</text:p>
      <text:p text:style-name="P24"><text:s text:c="2"/>printf("MÉTODO DE INTERCAMBIO DIRECTO (BURBUJA)\n");</text:p>
      <text:p text:style-name="P24"/>
      <text:p text:style-name="P24"><text:s text:c="2"/>// Se genera el vector aleatoriamente</text:p>
      <text:p text:style-name="P24"><text:s text:c="2"/>printf("Generando el vector...\n");</text:p>
      <text:p text:style-name="P24"><text:s text:c="2"/>genera_vector(v);</text:p>
      <text:p text:style-name="P24"/>
      <text:p text:style-name="P24"><text:s text:c="2"/>// Se ordena el vector con el método de la burbuja</text:p>
      <text:p text:style-name="P24"><text:s text:c="2"/>printf("Ordenando el vector...\n");</text:p>
      <text:p text:style-name="P24"><text:s text:c="2"/>ordena_vector(v);</text:p>
      <text:p text:style-name="P24"/>
      <text:p text:style-name="P24"><text:s text:c="2"/>// Se calcula y muestra el tiempo de ordenación</text:p>
      <text:p text:style-name="P24"><text:s text:c="2"/>tiempo = clock();</text:p>
      <text:p text:style-name="P24"><text:s text:c="2"/>tiempo = tiempo * 1000 / CLOCKS_PER_SEC;</text:p>
      <text:p text:style-name="P24"><text:s text:c="2"/>printf("Vector ordenado\nTiempo empleado: %i,%i segundos\n\n", tiempo/1000, tiempo%1000/100);</text:p>
      <text:p text:style-name="P24"/>
      <text:p text:style-name="P24"><text:s text:c="2"/>// Se busca un dato por los métodos secuencial y binario</text:p>
      <text:p text:style-name="P24"><text:s text:c="2"/>printf("¿Qué número quieres buscar?");</text:p>
      <text:p text:style-name="P24"><text:s text:c="2"/>scanf("%i", &amp;busc);</text:p>
      <text:p text:style-name="P24"/>
      <text:p text:style-name="P24"><text:s text:c="2"/>buscar_secuencial(v, busc);</text:p>
      <text:p text:style-name="P24"><text:s text:c="2"/>buscar_binario(v, busc);</text:p>
      <text:p text:style-name="P24"/>
      <text:p text:style-name="P24"><text:s text:c="2"/>system("pause");</text:p>
      <text:p text:style-name="P24"><text:s text:c="2"/>return 0;</text:p>
      <text:p text:style-name="P24">}</text:p>
      <text:p text:style-name="P24"/>
      <text:p text:style-name="P24">void genera_vector(int v[LONGITUD_VECTOR])</text:p>
      <text:p text:style-name="P24">{</text:p>
      <text:p text:style-name="P24"><text:s text:c="2"/>int i;</text:p>
      <text:p text:style-name="P24"><text:s text:c="2"/>for (i = 0; i &lt; LONGITUD_VECTOR; i++)</text:p>
      <text:p text:style-name="P24"><text:s text:c="5"/>v[i] = rand()%50000;</text:p>
      <text:p text:style-name="P24">}</text:p>
      <text:p text:style-name="P24"/>
      <text:p text:style-name="P24">void ordena_vector(int v[LONGITUD_VECTOR])</text:p>
      <text:p text:style-name="P24">{</text:p>
      <text:p text:style-name="P24"><text:s text:c="2"/>int i, j, elem;</text:p>
      <text:p text:style-name="P24"><text:s text:c="2"/>for (i = 1; i &lt; LONGITUD_VECTOR; i++)</text:p>
      <text:p text:style-name="P24"><text:s text:c="2"/>{</text:p>
      <text:p text:style-name="P24"><text:s text:c="5"/>for (j = LONGITUD_VECTOR - 1; j &gt;=i; j--)</text:p>
      <text:p text:style-name="P24"><text:s text:c="5"/>{</text:p>
      <text:p text:style-name="P24"><text:s text:c="8"/>if (v[j-1] &gt; v[j])</text:p>
      <text:p text:style-name="P24"><text:tab/>{</text:p>
      <text:p text:style-name="P24"><text:tab/> <text:s/>elem = v[j-1];</text:p>
      <text:p text:style-name="P24"><text:tab/> <text:s/>v[j-1] = v[j];</text:p>
      <text:p text:style-name="P24"><text:tab/> <text:s/>v[j] = elem;</text:p>
      <text:p text:style-name="P24"><text:tab/>}</text:p>
      <text:p text:style-name="P24"><text:s text:c="5"/>}</text:p>
      <text:p text:style-name="P24"><text:s text:c="2"/>}</text:p>
      <text:p text:style-name="P24">}</text:p>
      <text:p text:style-name="P24"/>
      <text:p text:style-name="P24">void buscar_secuencial(int v[LONGITUD_VECTOR], int busc)</text:p>
      <text:p text:style-name="P24">{</text:p>
      <text:p text:style-name="P24"><text:s text:c="3"/>int i, encontrado;</text:p>
      <text:p text:style-name="P24"><text:soft-page-break/></text:p>
      <text:p text:style-name="P24"><text:s text:c="3"/>// Iniciamos una búsqueda secuencial</text:p>
      <text:p text:style-name="P24"><text:s text:c="3"/>encontrado = 0;</text:p>
      <text:p text:style-name="P24"><text:s text:c="3"/>i = 0;</text:p>
      <text:p text:style-name="P24"><text:s text:c="3"/>while ((i &lt; LONGITUD_VECTOR) &amp;&amp; (encontrado == 0))</text:p>
      <text:p text:style-name="P24"><text:s text:c="3"/>{</text:p>
      <text:p text:style-name="P24"><text:tab/>if (v[i] == busc)<text:tab/>// Lo hemos encontrado !!</text:p>
      <text:p text:style-name="P24"><text:tab/><text:tab/>encontrado = 1;</text:p>
      <text:p text:style-name="P24"><text:s text:c="4"/>else</text:p>
      <text:p text:style-name="P24"><text:s text:c="8"/>i++;</text:p>
      <text:p text:style-name="P24"><text:s text:c="3"/>}</text:p>
      <text:p text:style-name="P24"/>
      <text:p text:style-name="P24"><text:s text:c="3"/>if (encontrado == 1)</text:p>
      <text:p text:style-name="P24"><text:tab/>printf("El dato %i ha sido encontrado en la posición %i\n", busc, i);</text:p>
      <text:p text:style-name="P24"><text:s text:c="3"/>else</text:p>
      <text:p text:style-name="P24"><text:tab/>printf("El dato %i no está en el vector\n", busc);</text:p>
      <text:p text:style-name="P24"><text:s text:c="2"/></text:p>
      <text:p text:style-name="P24"><text:s text:c="3"/>printf("Se han necesitado %i pasos con la búsqueda secuencial\n\n", i);</text:p>
      <text:p text:style-name="P24">}</text:p>
      <text:p text:style-name="P24"/>
      <text:p text:style-name="P24"/>
      <text:p text:style-name="P24">void buscar_binario(int v[LONGITUD_VECTOR], int busc)</text:p>
      <text:p text:style-name="P24">{</text:p>
      <text:p text:style-name="P24"><text:s text:c="3"/>int izq, der, mitad, encontrado, pasos;</text:p>
      <text:p text:style-name="P24"/>
      <text:p text:style-name="P24"><text:s text:c="3"/>// Iniciamos una búsqueda binaria</text:p>
      <text:p text:style-name="P24"><text:s text:c="3"/>encontrado = 0;</text:p>
      <text:p text:style-name="P24"><text:s text:c="3"/>pasos = 0;</text:p>
      <text:p text:style-name="P24"><text:s text:c="3"/>izq = 0;</text:p>
      <text:p text:style-name="P24"><text:s text:c="3"/>der = LONGITUD_VECTOR - 1;</text:p>
      <text:p text:style-name="P24"><text:s text:c="3"/>while ((izq &lt; der-1) &amp;&amp; (encontrado == 0))</text:p>
      <text:p text:style-name="P24"><text:s text:c="3"/>{</text:p>
      <text:p text:style-name="P24"><text:s text:c="4"/>printf("Paso %i, iz=%i, de=%i\n", pasos, izq, der);</text:p>
      <text:p text:style-name="P24"><text:tab/>mitad = izq + ((der - izq) / 2);</text:p>
      <text:p text:style-name="P24"><text:tab/>if (v[mitad] == busc)<text:tab/><text:tab/>// Lo hemos encontrado !!</text:p>
      <text:p text:style-name="P24"><text:tab/><text:tab/>encontrado = 1;</text:p>
      <text:p text:style-name="P24"/>
      <text:p text:style-name="P24"><text:s text:c="7"/>if (v[mitad] &gt; busc)<text:tab/><text:tab/>// Seguimos buscando en la mitad izquierda</text:p>
      <text:p text:style-name="P24"><text:tab/><text:tab/>der = mitad;</text:p>
      <text:p text:style-name="P24"><text:tab/> <text:s text:c="2"/>if (v[mitad] &lt; busc)<text:tab/><text:tab/>// Seguimos buscando en la mitad derecha</text:p>
      <text:p text:style-name="P24"><text:tab/><text:tab/>izq = mitad;</text:p>
      <text:p text:style-name="P24"/>
      <text:p text:style-name="P24"><text:tab/>pasos++;</text:p>
      <text:p text:style-name="P24"><text:s text:c="3"/>}</text:p>
      <text:p text:style-name="P24"/>
      <text:p text:style-name="P24"><text:s text:c="3"/>if (encontrado == 1)</text:p>
      <text:p text:style-name="P24"><text:tab/>printf("El dato %i ha sido encontrado en la posición %i\n", busc, mitad);</text:p>
      <text:p text:style-name="P24"><text:s text:c="3"/>else</text:p>
      <text:p text:style-name="P24"><text:tab/>printf("El dato %i no está en el vector\n", busc);</text:p>
      <text:p text:style-name="P24"><text:s text:c="2"/></text:p>
      <text:p text:style-name="P24"><text:s text:c="3"/>printf("Se han necesitado %i pasos con la búsqueda binaria\n\n", pasos);</text:p>
      <text:p text:style-name="P24">}</text:p>
      <text:p text:style-name="P24"/>
      <text:p text:style-name="P14"/>
      <text:h text:style-name="P19" text:outline-level="1">Ejercicio 10</text:h>
      <text:p text:style-name="P14"><text:span text:style-name="T7">Escribe un programa que genere al azar un vector de 10 enteros </text:span><text:span text:style-name="T8">ordenado de menor a mayor</text:span><text:span text:style-name="T7">, y que lo muestre por la pantalla. Después, pedirá al usuario un número entre 0 y el número más grande que haya en el vector, y lo insertará en la posición adecuada del vector para no romper el orden, desplazando el resto de elementos a la derecha. El más grande se perderá. Por último, el vector se volverá a mostrar en la pantalla.</text:span></text:p>
      <text:p text:style-name="P5"/>
      <text:p text:style-name="P14"/>
      <text:p text:style-name="P11">int main(void)</text:p>
      <text:p text:style-name="P11">{</text:p>
      <text:p text:style-name="P11"><text:tab/>int i, n, posicion_insercion, v[10];</text:p>
      <text:p text:style-name="P11"><text:tab/>srand(time(NULL));<text:tab/>/* Inicialización de los números aleatorios */</text:p>
      <text:p text:style-name="P11"><text:soft-page-break/></text:p>
      <text:p text:style-name="P11"><text:tab/>/* Para generar el vector ordenado, asignaremos un número de 0 a 9 a la primera posición,</text:p>
      <text:p text:style-name="P11"><text:tab/>de 10 a 19 a la segunda, de 20 a 29 a la tercera, y así sucesivamente. Hay otras</text:p>
      <text:p text:style-name="P11"><text:tab/>formas de generar vectores aleatorios ordenados */</text:p>
      <text:p text:style-name="P11"/>
      <text:p text:style-name="P11"><text:tab/>for (i = 0; i &lt; <text:s/>10; i++)</text:p>
      <text:p text:style-name="P11"><text:tab/>{</text:p>
      <text:p text:style-name="P11"><text:tab/><text:tab/>v[i] = rand()%10 + (i*10);</text:p>
      <text:p text:style-name="P11"><text:tab/>}</text:p>
      <text:p text:style-name="P11"><text:tab/>imprimir_vector(v);</text:p>
      <text:p text:style-name="P11"/>
      <text:p text:style-name="P11"><text:tab/>/* Pedimos al usuario que teclee un número entre 0 y v[9] */</text:p>
      <text:p text:style-name="P11"><text:tab/>do {</text:p>
      <text:p text:style-name="P11"><text:tab/><text:tab/>printf("Introduzca un número entre 0 y %i: ", v[9]);</text:p>
      <text:p text:style-name="P11"><text:tab/><text:tab/>scanf("%i", &amp;n);</text:p>
      <text:p text:style-name="P11"><text:tab/>}</text:p>
      <text:p text:style-name="P11"><text:tab/>while ((n &lt; 0) || (n &gt; v[9]));</text:p>
      <text:p text:style-name="P11"/>
      <text:p text:style-name="P11"><text:tab/>/* Buscamos la posición en la que hay que insertar el número n */</text:p>
      <text:p text:style-name="P11"><text:tab/>i = 0;</text:p>
      <text:p text:style-name="P11"><text:tab/>while (v[i] &lt; n)</text:p>
      <text:p text:style-name="P11"><text:tab/><text:tab/>i++;</text:p>
      <text:p text:style-name="P11"/>
      <text:p text:style-name="P11"><text:tab/>posicion_insercion = i;</text:p>
      <text:p text:style-name="P11"/>
      <text:p text:style-name="P11"><text:tab/>/* Desplazamos los números del vector desde la posición de inserción hasta el final */</text:p>
      <text:p text:style-name="P11"><text:tab/>for (i = 9; i &gt; posicion_insercion; i--)</text:p>
      <text:p text:style-name="P11"><text:tab/><text:tab/>v[i] = v[i-1];</text:p>
      <text:p text:style-name="P11"/>
      <text:p text:style-name="P11"><text:tab/>/* Insertamos el número en la posición de inserción */</text:p>
      <text:p text:style-name="P14"><text:span text:style-name="T5"><text:tab/>v[</text:span><text:span text:style-name="T6">posicion_insercion</text:span><text:span text:style-name="T5">] = n;</text:span></text:p>
      <text:p text:style-name="P11"/>
      <text:p text:style-name="P11"><text:tab/>/* Mostramos el vector resultante */</text:p>
      <text:p text:style-name="P11"><text:tab/>imprimir_vector(v);</text:p>
      <text:p text:style-name="P11"/>
      <text:p text:style-name="P11"><text:tab/>return 0;</text:p>
      <text:p text:style-name="P11">}</text:p>
      <text:p text:style-name="P11"/>
      <text:p text:style-name="P11">void imprimir_vector(int v[10])</text:p>
      <text:p text:style-name="P11">{</text:p>
      <text:p text:style-name="P11"><text:tab/>int i;</text:p>
      <text:p text:style-name="P13"/>
      <text:p text:style-name="P11"><text:tab/>for (i=0; i&lt;10; i++)</text:p>
      <text:p text:style-name="P11"><text:tab/><text:tab/>printf("%i ", v[i]);</text:p>
      <text:p text:style-name="P11">}</text:p>
      <text:p text:style-name="P11"/>
      <text:h text:style-name="P19" text:outline-level="1">Ejercicio 11</text:h>
      <text:p text:style-name="P3">Escribe un programa capaz de sumar dos números enteros de gran tamaño. Los podemos llamar enteros gigantes. Por ejemplo, dos números enteros hasta 1000 dígitos cada uno.</text:p>
      <text:p text:style-name="P5"/>
      <text:p text:style-name="P11">int main() </text:p>
      <text:p text:style-name="P11">{ </text:p>
      <text:p text:style-name="P11"><text:s text:c="4"/>char gigante1[76], gigante2[76], gigante3[76]; </text:p>
      <text:p text:style-name="P11"><text:s text:c="4"/>int n1, n2, n3, me_llevo, i1, i2, i3; </text:p>
      <text:p text:style-name="P11"><text:s text:c="4"/></text:p>
      <text:p text:style-name="P11"><text:s text:c="4"/>/* Pedimos los datos de entrada. Los números gigantes se guardarán </text:p>
      <text:p text:style-name="P11"><text:s text:c="7"/>en cadenas de caracteres de 75 dígitos como máximo (se puede </text:p>
      <text:p text:style-name="P11"><text:s text:c="7"/>cambiar para aceptar tamaños mayores) */ </text:p>
      <text:p text:style-name="P11"><text:s text:c="4"/>puts("\n\nENTEROS GIGANTES\n\n"); </text:p>
      <text:p text:style-name="P11"><text:s text:c="4"/>puts("Teclee el primer número gigante: "); </text:p>
      <text:p text:style-name="P11"><text:s text:c="4"/>gets(gigante1);<text:tab/> </text:p>
      <text:p text:style-name="P11"><text:s text:c="4"/>puts("Teclee el segundo número gigante: "); </text:p>
      <text:p text:style-name="P11"><text:s text:c="4"/>gets(gigante2); </text:p>
      <text:p text:style-name="P11"><text:s text:c="4"/></text:p>
      <text:p text:style-name="P11"><text:s text:c="4"/>/* Establecemos los valores iniciales de los índices de cada cadena </text:p>
      <text:p text:style-name="P11"><text:s text:c="7"/>para recorrerlas hacia atrás. La cadena resultado (gigante3) medirá </text:p>
      <text:p text:style-name="P11"><text:soft-page-break/><text:s text:c="7"/>tanto como la más larga más uno, por si hay un acarreo al final de la suma */ </text:p>
      <text:p text:style-name="P11"><text:s text:c="4"/>i1 = strlen(gigante1) - 1; </text:p>
      <text:p text:style-name="P11"><text:s text:c="4"/>i2 = strlen(gigante2) - 1; </text:p>
      <text:p text:style-name="P11"><text:s text:c="4"/>if (i1 &gt; i2) </text:p>
      <text:p text:style-name="P11"><text:tab/>i3 = i1 + 1; </text:p>
      <text:p text:style-name="P11"><text:s text:c="4"/>else </text:p>
      <text:p text:style-name="P11"><text:tab/>i3 = i2 + 1; </text:p>
      <text:p text:style-name="P11"/>
      <text:p text:style-name="P11"/>
      <text:p text:style-name="P11"><text:s text:c="4"/>gigante3[i3+1] = '\0'; <text:s text:c="3"/>/* Colocamos el nulo en la cadena resultado */ </text:p>
      <text:p text:style-name="P11"><text:s text:c="4"/>me_llevo = 0; <text:s text:c="12"/>/* Acarreo */ </text:p>
      <text:p text:style-name="P11"/>
      <text:p text:style-name="P11"><text:s text:c="4"/>/* Comienza el bucle de la suma. Iremos sumando dígito a dígito, desde el </text:p>
      <text:p text:style-name="P11"><text:s text:c="7"/>último hacia atrás, construyendo el resultado en otra cadena (gigante3) */ </text:p>
      <text:p text:style-name="P11"><text:s text:c="4"/>while ((i1 &gt;= 0) || (i2 &gt;= 0)) </text:p>
      <text:p text:style-name="P11"><text:s text:c="4"/>{ </text:p>
      <text:p text:style-name="P11"><text:tab/>if (i1 &gt;= 0) </text:p>
      <text:p text:style-name="P11"><text:tab/><text:tab/>n1 = gigante1[i1] - 48; <text:s text:c="2"/>/* Convertimos primer sumando a número */ </text:p>
      <text:p text:style-name="P11"><text:tab/>else </text:p>
      <text:p text:style-name="P11"><text:tab/><text:tab/>n1 = 0; </text:p>
      <text:p text:style-name="P11"><text:tab/>if (i2 &gt;= 0) </text:p>
      <text:p text:style-name="P11"><text:tab/><text:tab/>n2 = gigante2[i2] - 48; <text:s text:c="2"/>/* Convertimos segundo sumando a número */ </text:p>
      <text:p text:style-name="P11"><text:tab/>else </text:p>
      <text:p text:style-name="P11"><text:tab/><text:tab/>n2 = 0; </text:p>
      <text:p text:style-name="P11"/>
      <text:p text:style-name="P11"><text:tab/>n3 = (n1 + n2 + me_llevo) % 10; <text:s text:c="2"/>/* Calculamos el resultado */ </text:p>
      <text:p text:style-name="P11"><text:tab/>gigante3[i3] = n3 + 48; <text:s text:c="10"/>/* Lo almacenamos en gigante3 */ </text:p>
      <text:p text:style-name="P11"><text:tab/>me_llevo = (n1 + n2 + me_llevo) / 10; <text:s text:c="2"/>/* Acarreo para la próxima suma */ </text:p>
      <text:p text:style-name="P11"><text:s/><text:tab/>i1--; <text:s text:c="28"/>/* Actualizamos los índices */ </text:p>
      <text:p text:style-name="P11"><text:tab/>i2--; </text:p>
      <text:p text:style-name="P11"><text:tab/>i3--; </text:p>
      <text:p text:style-name="P11"><text:s text:c="4"/>} </text:p>
      <text:p text:style-name="P11"><text:s text:c="4"/>if (me_llevo == 0) <text:s text:c="19"/>/* Colocamos el último acarreo (si lo hay) */ </text:p>
      <text:p text:style-name="P11"><text:tab/>gigante3[i3] = ' '; </text:p>
      <text:p text:style-name="P11"><text:s text:c="4"/>else </text:p>
      <text:p text:style-name="P11"><text:tab/>gigante3[i3] = me_llevo + 48; </text:p>
      <text:p text:style-name="P11"/>
      <text:p text:style-name="P11"><text:s text:c="4"/>/* Mostramos el resultado (adaptado para números de máximo 75 dígitos) */ </text:p>
      <text:p text:style-name="P11"><text:s text:c="4"/>printf("\n\n"); </text:p>
      <text:p text:style-name="P11"><text:s text:c="4"/>printf("%+75s <text:s/>+\n", gigante1); </text:p>
      <text:p text:style-name="P11"><text:s text:c="4"/>printf("%+75s\n", gigante2); </text:p>
      <text:p text:style-name="P11"><text:s text:c="4"/>printf("---------------------------------------------------------------------------\n"); </text:p>
      <text:p text:style-name="P11"><text:s text:c="4"/>printf("%+75s\n\n\n", gigante3); </text:p>
      <text:p text:style-name="P11"/>
      <text:p text:style-name="P11"><text:s text:c="4"/>return 0; </text:p>
      <text:p text:style-name="P11">} </text:p>
      <text:h text:style-name="P22" text:outline-level="1"/>
      <text:p text:style-name="P12"/>
      <text:h text:style-name="P19" text:outline-level="1">Ejercicio 14</text:h>
      <text:p text:style-name="P3">Escribe un programa en el que se defina una matriz de 10x10 números enteros. Inicializa todos los elementos al valor –1.</text:p>
      <text:p text:style-name="P5"/>
      <text:p text:style-name="P14"/>
      <text:p text:style-name="P11">int main(void)</text:p>
      <text:p text:style-name="P11"/>
      <text:p text:style-name="P11">{</text:p>
      <text:p text:style-name="P11"><text:tab/>int m[10][10];</text:p>
      <text:p text:style-name="P11"><text:tab/>int fila, columna;</text:p>
      <text:p text:style-name="P11"/>
      <text:p text:style-name="P11"><text:tab/>// Inicializamos la matriz</text:p>
      <text:p text:style-name="P11"><text:tab/>for (fila = 0; fila &lt; 10; fila++)</text:p>
      <text:p text:style-name="P11"><text:tab/>{</text:p>
      <text:p text:style-name="P11"><text:tab/><text:tab/>for (columna = 0; columna &lt; 10; columna++)</text:p>
      <text:p text:style-name="P11"><text:tab/><text:tab/>{</text:p>
      <text:p text:style-name="P11"><text:tab/><text:tab/><text:tab/>m[columna][fila] = -1;</text:p>
      <text:p text:style-name="P11"><text:tab/><text:tab/>}</text:p>
      <text:p text:style-name="P11"><text:soft-page-break/><text:tab/>}</text:p>
      <text:p text:style-name="P11"/>
      <text:p text:style-name="P11"><text:tab/>// Mostramos la matriz en la pantalla</text:p>
      <text:p text:style-name="P11"><text:tab/>for (fila = 0; fila &lt; 10; fila++)</text:p>
      <text:p text:style-name="P11"><text:tab/>{</text:p>
      <text:p text:style-name="P11"><text:tab/><text:tab/>for (columna = 0; columna &lt; 10; columna++)</text:p>
      <text:p text:style-name="P11"><text:tab/><text:tab/>{</text:p>
      <text:p text:style-name="P11"><text:tab/><text:tab/><text:tab/>printf("%i ", m[columna][fila]);</text:p>
      <text:p text:style-name="P11"><text:tab/><text:tab/>}</text:p>
      <text:p text:style-name="P11"><text:tab/><text:tab/>printf("\n");</text:p>
      <text:p text:style-name="P11"><text:tab/>}</text:p>
      <text:p text:style-name="P11"/>
      <text:p text:style-name="P11"><text:tab/>return 0;</text:p>
      <text:p text:style-name="P11">}</text:p>
      <text:p text:style-name="P11"><text:tab/><text:tab/></text:p>
      <text:p text:style-name="P11"/>
      <text:h text:style-name="P19" text:outline-level="1">Ejercicio 15</text:h>
      <text:p text:style-name="P3">Repite el ejercicio anterior, inicializando ahora todas las filas pares al valor 0 y todas las filas impares al valor –1.</text:p>
      <text:p text:style-name="P14"/>
      <text:p text:style-name="P11">int main(void)</text:p>
      <text:p text:style-name="P11">{</text:p>
      <text:p text:style-name="P11"><text:tab/>int m[10][10];</text:p>
      <text:p text:style-name="P11"><text:tab/>int fila, columna;</text:p>
      <text:p text:style-name="P11"/>
      <text:p text:style-name="P11"><text:tab/>// Inicializamos la matriz</text:p>
      <text:p text:style-name="P11"><text:tab/>for (fila = 0; fila &lt; 10; fila++)</text:p>
      <text:p text:style-name="P11"><text:tab/>{</text:p>
      <text:p text:style-name="P11"><text:tab/><text:tab/>for (columna = 0; columna &lt; 10; columna++)</text:p>
      <text:p text:style-name="P11"><text:tab/><text:tab/>{</text:p>
      <text:p text:style-name="P11"><text:tab/><text:tab/><text:tab/>if (fila % 2 == 0)</text:p>
      <text:p text:style-name="P11"><text:tab/><text:tab/><text:tab/><text:tab/>m[columna][fila] = 0;</text:p>
      <text:p text:style-name="P11"><text:tab/><text:tab/><text:tab/>else</text:p>
      <text:p text:style-name="P11"><text:tab/><text:tab/><text:tab/><text:tab/>m[columna][fila] = -1;</text:p>
      <text:p text:style-name="P11"><text:tab/><text:tab/>}</text:p>
      <text:p text:style-name="P11"><text:tab/>}</text:p>
      <text:p text:style-name="P11"/>
      <text:p text:style-name="P11"><text:tab/>// Mostramos la matriz en la pantalla</text:p>
      <text:p text:style-name="P11"><text:tab/>for (fila = 0; fila &lt; 10; fila++)</text:p>
      <text:p text:style-name="P11"><text:tab/>{</text:p>
      <text:p text:style-name="P11"><text:tab/><text:tab/>for (columna = 0; columna &lt; 10; columna++)</text:p>
      <text:p text:style-name="P11"><text:tab/><text:tab/>{</text:p>
      <text:p text:style-name="P11"><text:tab/><text:tab/><text:tab/>printf("%i ", m[columna][fila]);</text:p>
      <text:p text:style-name="P11"><text:tab/><text:tab/>}</text:p>
      <text:p text:style-name="P11"><text:tab/><text:tab/>printf("\n");</text:p>
      <text:p text:style-name="P11"><text:tab/>}</text:p>
      <text:p text:style-name="P11"/>
      <text:p text:style-name="P11"><text:tab/>return 0;</text:p>
      <text:p text:style-name="P11">}</text:p>
      <text:p text:style-name="P11"/>
      <text:p text:style-name="P11"/>
      <text:h text:style-name="P19" text:outline-level="1">Ejercicio 16</text:h>
      <text:p text:style-name="P3">Escribe un programa que defina una matriz de 3x3 números enteros y luego pida al usuario que introduzca los valores de cada elemento. Después, el programa debe sumar los tres números de cada fila y de cada columna, mostrando los resultados.</text:p>
      <text:p text:style-name="P14"/>
      <text:p text:style-name="P11">int main(void)</text:p>
      <text:p text:style-name="P11">{</text:p>
      <text:p text:style-name="P11"><text:tab/>int m[3][3];</text:p>
      <text:p text:style-name="P11"><text:tab/>int fila, columna, suma;</text:p>
      <text:p text:style-name="P11"/>
      <text:p text:style-name="P11"><text:tab/>// Inicializamos la matriz</text:p>
      <text:p text:style-name="P11"><text:tab/>for (fila = 0; fila &lt; 3; fila++)</text:p>
      <text:p text:style-name="P11"><text:tab/>{</text:p>
      <text:p text:style-name="P11"><text:tab/><text:tab/>for (columna = 0; columna &lt; 3; columna++)</text:p>
      <text:p text:style-name="P11"><text:soft-page-break/><text:tab/><text:tab/>{</text:p>
      <text:p text:style-name="P11"><text:tab/><text:tab/><text:tab/>printf("Introduce el valor de la columna %i, fila %i: ", columna, fila);</text:p>
      <text:p text:style-name="P11"><text:tab/><text:tab/><text:tab/>scanf("%i", &amp;m[columna][fila]);</text:p>
      <text:p text:style-name="P11"><text:tab/><text:tab/>}</text:p>
      <text:p text:style-name="P11"><text:tab/>}</text:p>
      <text:p text:style-name="P11"/>
      <text:p text:style-name="P11"><text:tab/>// Mostramos la matriz en la pantalla</text:p>
      <text:p text:style-name="P11"><text:tab/>for (fila = 0; fila &lt; 3; fila++)</text:p>
      <text:p text:style-name="P11"><text:tab/>{</text:p>
      <text:p text:style-name="P11"><text:tab/><text:tab/>for (columna = 0; columna &lt; 3; columna++)</text:p>
      <text:p text:style-name="P11"><text:tab/><text:tab/>{</text:p>
      <text:p text:style-name="P11"><text:tab/><text:tab/><text:tab/>printf("%3i ", m[columna][fila]);</text:p>
      <text:p text:style-name="P11"><text:tab/><text:tab/>}</text:p>
      <text:p text:style-name="P11"><text:tab/><text:tab/>printf("\n");</text:p>
      <text:p text:style-name="P11"><text:tab/>}</text:p>
      <text:p text:style-name="P11"/>
      <text:p text:style-name="P11"><text:tab/>// Mostramos la suma de las filas</text:p>
      <text:p text:style-name="P11"><text:tab/>for (fila = 0; fila &lt; 3; fila++)</text:p>
      <text:p text:style-name="P11"><text:tab/>{</text:p>
      <text:p text:style-name="P11"><text:tab/><text:tab/>suma = 0;</text:p>
      <text:p text:style-name="P11"><text:tab/><text:tab/>for (columna = 0; columna &lt; 3; columna++)</text:p>
      <text:p text:style-name="P11"><text:tab/><text:tab/>{</text:p>
      <text:p text:style-name="P11"><text:tab/><text:tab/><text:tab/>suma = suma + m[columna][fila];</text:p>
      <text:p text:style-name="P11"><text:tab/><text:tab/>}</text:p>
      <text:p text:style-name="P11"><text:tab/><text:tab/>printf("La suma de la fila %i es: %i\n", fila, suma);</text:p>
      <text:p text:style-name="P11"><text:tab/>}</text:p>
      <text:p text:style-name="P11"><text:tab/></text:p>
      <text:p text:style-name="P11"><text:tab/>// Mostramos la suma de las columnas</text:p>
      <text:p text:style-name="P11"><text:tab/>for (columna = 0; columna &lt; 3; columna++)</text:p>
      <text:p text:style-name="P11"><text:tab/>{</text:p>
      <text:p text:style-name="P11"><text:tab/><text:tab/>suma = 0;</text:p>
      <text:p text:style-name="P11"><text:tab/><text:tab/>for (fila = 0; fila &lt; 3; fila++)</text:p>
      <text:p text:style-name="P11"><text:tab/><text:tab/>{</text:p>
      <text:p text:style-name="P11"><text:tab/><text:tab/><text:tab/>suma = suma + m[columna][fila];</text:p>
      <text:p text:style-name="P11"><text:tab/><text:tab/>}</text:p>
      <text:p text:style-name="P11"><text:tab/><text:tab/>printf("La suma de la columna %i es: %i\n", columna, suma);</text:p>
      <text:p text:style-name="P11"><text:tab/>}</text:p>
      <text:p text:style-name="P11"/>
      <text:p text:style-name="P11"><text:tab/>return 0;</text:p>
      <text:p text:style-name="P11">}</text:p>
      <text:p text:style-name="P11"/>
      <text:h text:style-name="P19" text:outline-level="1">Ejercicio 17</text:h>
      <text:p text:style-name="P3">Escribe un programa que defina una matriz de 3x3 números enteros y luego pida al usuario que introduzca los valores de cada elemento. Después, debe permutar el contenido de la fila 3 por el de la fila 1, y mostrar por último el contenido de la matriz.</text:p>
      <text:p text:style-name="P14"/>
      <text:p text:style-name="P11">int main(void)</text:p>
      <text:p text:style-name="P11">{</text:p>
      <text:p text:style-name="P11"><text:tab/>int m[3][3];</text:p>
      <text:p text:style-name="P11"><text:tab/>int fila, columna, aux;</text:p>
      <text:p text:style-name="P11"/>
      <text:p text:style-name="P11"><text:tab/>// Inicializamos la matriz</text:p>
      <text:p text:style-name="P11"><text:tab/>for (fila = 0; fila &lt; 3; fila++)</text:p>
      <text:p text:style-name="P11"><text:tab/>{</text:p>
      <text:p text:style-name="P11"><text:tab/><text:tab/>for (columna = 0; columna &lt; 3; columna++)</text:p>
      <text:p text:style-name="P11"><text:tab/><text:tab/>{</text:p>
      <text:p text:style-name="P11"><text:tab/><text:tab/><text:tab/>printf("Introduce el valor de la columna %i, fila %i: ", columna, fila);</text:p>
      <text:p text:style-name="P11"><text:tab/><text:tab/><text:tab/>scanf("%i", &amp;m[columna][fila]);</text:p>
      <text:p text:style-name="P11"><text:tab/><text:tab/>}</text:p>
      <text:p text:style-name="P11"><text:tab/>}</text:p>
      <text:p text:style-name="P11"/>
      <text:p text:style-name="P11"><text:tab/>// Mostramos la matriz en la pantalla</text:p>
      <text:p text:style-name="P11"><text:tab/>for (fila = 0; fila &lt; 3; fila++)</text:p>
      <text:p text:style-name="P11"><text:tab/>{</text:p>
      <text:p text:style-name="P11"><text:tab/><text:tab/>for (columna = 0; columna &lt; 3; columna++)</text:p>
      <text:p text:style-name="P11"><text:tab/><text:tab/>{</text:p>
      <text:p text:style-name="P11"><text:soft-page-break/><text:tab/><text:tab/><text:tab/>printf("%3i ", m[columna][fila]);</text:p>
      <text:p text:style-name="P11"><text:tab/><text:tab/>}</text:p>
      <text:p text:style-name="P11"><text:tab/><text:tab/>printf("\n");</text:p>
      <text:p text:style-name="P11"><text:tab/>}</text:p>
      <text:p text:style-name="P11"/>
      <text:p text:style-name="P11"><text:tab/>// Permutamos la fila 3 y la fila 1 (es decir, los índices 2 y 0)</text:p>
      <text:p text:style-name="P11"><text:tab/>for (columna = 0; columna &lt; 3; columna++)</text:p>
      <text:p text:style-name="P11"><text:tab/>{</text:p>
      <text:p text:style-name="P11"><text:tab/><text:tab/>aux = m[columna][0];</text:p>
      <text:p text:style-name="P11"><text:tab/><text:tab/>m[columna][0] = m[columna][2];</text:p>
      <text:p text:style-name="P11"><text:tab/><text:tab/>m[columna][2] = aux;</text:p>
      <text:p text:style-name="P11"><text:tab/>}</text:p>
      <text:p text:style-name="P11"/>
      <text:p text:style-name="P11"><text:tab/>// Volvemos a mostrar la matriz para ver cómo ha quedado</text:p>
      <text:p text:style-name="P11"><text:tab/>for (fila = 0; fila &lt; 3; fila++)</text:p>
      <text:p text:style-name="P11"><text:tab/>{</text:p>
      <text:p text:style-name="P11"><text:tab/><text:tab/>for (columna = 0; columna &lt; 3; columna++)</text:p>
      <text:p text:style-name="P11"><text:tab/><text:tab/>{</text:p>
      <text:p text:style-name="P11"><text:tab/><text:tab/><text:tab/>printf("%3i ", m[columna][fila]);</text:p>
      <text:p text:style-name="P11"><text:tab/><text:tab/>}</text:p>
      <text:p text:style-name="P11"><text:tab/><text:tab/>printf("\n");</text:p>
      <text:p text:style-name="P11"><text:tab/>}</text:p>
      <text:p text:style-name="P11"/>
      <text:p text:style-name="P11"><text:tab/>return 0;</text:p>
      <text:p text:style-name="P11">}</text:p>
      <text:p text:style-name="P11"/>
      <text:p text:style-name="P11"/>
      <text:h text:style-name="P19" text:outline-level="1">Ejercicio 18</text:h>
      <text:p text:style-name="P3">Escribe un programa que defina dos matrices de 10x5 números enteros y las inicialice con números aleatorios entre 0 y 255. Posteriormente, cada elemento de la primera matriz debe ser sumado con el mismo elemento de la segunda matriz, guardando el resultado en una tercera matriz. Se deben sumar todas las parejas de elementos y mostrar el resultado en la pantalla.</text:p>
      <text:p text:style-name="P14"/>
      <text:p text:style-name="P11">// Prototipo de la función para imprimir matrices en la pantalla</text:p>
      <text:p text:style-name="P11">void imprimir_matriz(int m[10][5])</text:p>
      <text:p text:style-name="P11"/>
      <text:p text:style-name="P11">int main(void)</text:p>
      <text:p text:style-name="P11">{</text:p>
      <text:p text:style-name="P11"><text:tab/>int m1[10][5], m2[10][5], msuma[10][5];</text:p>
      <text:p text:style-name="P11"><text:tab/>int fila, columna;</text:p>
      <text:p text:style-name="P11"/>
      <text:p text:style-name="P11"><text:tab/>srand(time(NULL));<text:tab/>// Inicialización del generador de números aleatorios</text:p>
      <text:p text:style-name="P11"/>
      <text:p text:style-name="P11"><text:tab/>// Inicializamos las matrices m1 y m2</text:p>
      <text:p text:style-name="P11"><text:tab/>for (fila = 0; fila &lt; 5; fila++)</text:p>
      <text:p text:style-name="P11"><text:tab/>{</text:p>
      <text:p text:style-name="P11"><text:tab/><text:tab/>for (columna = 0; columna &lt; 10; columna++)</text:p>
      <text:p text:style-name="P11"><text:tab/><text:tab/>{</text:p>
      <text:p text:style-name="P11"><text:tab/><text:tab/><text:tab/>m1[columna][fila] = rand()%256;</text:p>
      <text:p text:style-name="P11"><text:tab/><text:tab/><text:tab/>m2[columna][fila] = rand()%256;</text:p>
      <text:p text:style-name="P11"><text:tab/><text:tab/>}</text:p>
      <text:p text:style-name="P11"><text:tab/>}</text:p>
      <text:p text:style-name="P11"/>
      <text:p text:style-name="P11"><text:tab/>// Calculamos la matriz suma (msuma)</text:p>
      <text:p text:style-name="P11"><text:tab/>for (fila = 0; fila &lt; 5; fila++)</text:p>
      <text:p text:style-name="P11"><text:tab/>{</text:p>
      <text:p text:style-name="P11"><text:tab/><text:tab/>for (columna = 0; columna &lt; 10; columna++)</text:p>
      <text:p text:style-name="P11"><text:tab/><text:tab/>{</text:p>
      <text:p text:style-name="P11"><text:tab/><text:tab/><text:tab/>msuma[columna][fila] = m1[columna][fila] + m2[columna][fila];</text:p>
      <text:p text:style-name="P11"><text:tab/><text:tab/>}</text:p>
      <text:p text:style-name="P11"><text:tab/>}</text:p>
      <text:p text:style-name="P11"/>
      <text:p text:style-name="P11"><text:tab/>// Mostramos las tres matrices en la pantalla</text:p>
      <text:p text:style-name="P11"><text:tab/>printf(“MATRIZ 1:\n---------\n”);</text:p>
      <text:p text:style-name="P11"><text:tab/>imprimir_matriz(m1);</text:p>
      <text:p text:style-name="P11"><text:soft-page-break/></text:p>
      <text:p text:style-name="P11"><text:tab/>printf(“MATRIZ 2:\n---------\n”);</text:p>
      <text:p text:style-name="P11"><text:tab/>imprimir_matriz(m2);</text:p>
      <text:p text:style-name="P11"/>
      <text:p text:style-name="P11"><text:tab/>printf(“MATRIZ SUMA:\n---------\n”);</text:p>
      <text:p text:style-name="P11"><text:tab/>imprimir_matriz(msuma);</text:p>
      <text:p text:style-name="P11"/>
      <text:p text:style-name="P11"><text:tab/>return 0;</text:p>
      <text:p text:style-name="P11">}</text:p>
      <text:p text:style-name="P11"/>
      <text:p text:style-name="P11"/>
      <text:p text:style-name="P11">void imprimir_matriz(int m[10][5])</text:p>
      <text:p text:style-name="P11">{</text:p>
      <text:p text:style-name="P11"><text:tab/>int fila, columna;</text:p>
      <text:p text:style-name="P11"/>
      <text:p text:style-name="P11"><text:tab/>for (fila = 0; fila &lt; 5; fila++)</text:p>
      <text:p text:style-name="P11"><text:tab/>{</text:p>
      <text:p text:style-name="P11"><text:tab/><text:tab/>for (columna = 0; columna &lt; 10; columna++)</text:p>
      <text:p text:style-name="P11"><text:tab/><text:tab/>{</text:p>
      <text:p text:style-name="P11"><text:tab/><text:tab/><text:tab/>printf("%3i ", m[columna][fila]);</text:p>
      <text:p text:style-name="P11"><text:tab/><text:tab/>}</text:p>
      <text:p text:style-name="P11"><text:tab/><text:tab/>printf("\n");</text:p>
      <text:p text:style-name="P11"><text:tab/>}</text:p>
      <text:p text:style-name="P11">}</text:p>
      <text:p text:style-name="P11"/>
      <text:p text:style-name="P11"/>
      <text:p text:style-name="P11"/>
      <text:p text:style-name="P11"/>
      <text:h text:style-name="P19" text:outline-level="1">Ejercicio 19</text:h>
      <text:p text:style-name="P3">Escribe un programa que utilice una matriz de 5x5 enteros para:</text:p>
      <text:list text:style-name="L1">
        <text:list-item>
          <text:p text:style-name="P27">Pedir por teclado el valor de todos sus elementos.</text:p>
        </text:list-item>
        <text:list-item>
          <text:p text:style-name="P27">Imprimir por pantalla la diagonal principal.</text:p>
        </text:list-item>
        <text:list-item>
          <text:p text:style-name="P27">Calcular la media de la triangular superior.</text:p>
        </text:list-item>
      </text:list>
      <text:p text:style-name="P14"/>
      <text:p text:style-name="P11">int main(void)</text:p>
      <text:p text:style-name="P11">{</text:p>
      <text:p text:style-name="P11"><text:tab/>int m[5][5];</text:p>
      <text:p text:style-name="P11"><text:tab/>int fila, columna;</text:p>
      <text:p text:style-name="P11"><text:tab/>int suma, cont, columna_inicial;</text:p>
      <text:p text:style-name="P11"><text:tab/>float media;</text:p>
      <text:p text:style-name="P11"/>
      <text:p text:style-name="P11"><text:tab/>// Inicializamos la matriz</text:p>
      <text:p text:style-name="P11"><text:tab/>for (fila = 0; fila &lt; 5; fila++)</text:p>
      <text:p text:style-name="P11"><text:tab/>{</text:p>
      <text:p text:style-name="P11"><text:tab/><text:tab/>for (columna = 0; columna &lt; 5; columna++)</text:p>
      <text:p text:style-name="P11"><text:tab/><text:tab/>{</text:p>
      <text:p text:style-name="P11"><text:tab/><text:tab/><text:tab/>printf("Introduce el valor de la columna %i, fila %i: ", columna, fila);</text:p>
      <text:p text:style-name="P11"><text:tab/><text:tab/><text:tab/>scanf("%i", &amp;m[columna][fila]);</text:p>
      <text:p text:style-name="P11"><text:tab/><text:tab/>}</text:p>
      <text:p text:style-name="P11"><text:tab/>}</text:p>
      <text:p text:style-name="P11"/>
      <text:p text:style-name="P11"><text:tab/>// Mostramos la matriz en la pantalla</text:p>
      <text:p text:style-name="P11"><text:tab/>for (fila = 0; fila &lt; 5; fila++)</text:p>
      <text:p text:style-name="P11"><text:tab/>{</text:p>
      <text:p text:style-name="P11"><text:tab/><text:tab/>for (columna = 0; columna &lt; 5; columna++)</text:p>
      <text:p text:style-name="P11"><text:tab/><text:tab/>{</text:p>
      <text:p text:style-name="P11"><text:tab/><text:tab/><text:tab/>printf("%3i ", m[columna][fila]);</text:p>
      <text:p text:style-name="P11"><text:tab/><text:tab/>}</text:p>
      <text:p text:style-name="P11"><text:tab/><text:tab/>printf("\n");</text:p>
      <text:p text:style-name="P11"><text:tab/>}</text:p>
      <text:p text:style-name="P11"/>
      <text:p text:style-name="P11"><text:tab/>// Imprimimos la diagonal principal</text:p>
      <text:p text:style-name="P11"><text:tab/>printf("Diagonal principal: ");</text:p>
      <text:p text:style-name="P11"><text:tab/>fila = 0; <text:s/>columna = 0;</text:p>
      <text:p text:style-name="P11"><text:tab/>while (fila &lt; 5)</text:p>
      <text:p text:style-name="P11"><text:soft-page-break/><text:tab/>{</text:p>
      <text:p text:style-name="P11"><text:tab/><text:tab/>printf("%i ", m[columna][fila]);</text:p>
      <text:p text:style-name="P11"><text:tab/><text:tab/>fila++;</text:p>
      <text:p text:style-name="P11"><text:tab/><text:tab/>columna++;</text:p>
      <text:p text:style-name="P11"><text:tab/>}</text:p>
      <text:p text:style-name="P11"><text:tab/>printf("\n");</text:p>
      <text:p text:style-name="P11"/>
      <text:p text:style-name="P11"><text:tab/>// Calculamos la suma de la triangular superior</text:p>
      <text:p text:style-name="P11"><text:tab/>suma = 0;</text:p>
      <text:p text:style-name="P11"><text:tab/>cont = 0;</text:p>
      <text:p text:style-name="P11"><text:tab/>for (fila = 0; fila &lt; 5; fila++)</text:p>
      <text:p text:style-name="P11"><text:tab/>{</text:p>
      <text:p text:style-name="P11"><text:tab/><text:tab/>columna_inicial = fila;</text:p>
      <text:p text:style-name="P11"><text:tab/><text:tab/>for (columna = columna_inicial; columna &lt; 5; columna++)</text:p>
      <text:p text:style-name="P11"><text:tab/><text:tab/>{</text:p>
      <text:p text:style-name="P11"><text:tab/><text:tab/><text:tab/>suma = suma + m[columna][fila];</text:p>
      <text:p text:style-name="P11"><text:tab/><text:tab/><text:tab/>cont++;</text:p>
      <text:p text:style-name="P11"><text:tab/><text:tab/>}</text:p>
      <text:p text:style-name="P11"><text:tab/>}</text:p>
      <text:p text:style-name="P11"><text:tab/><text:tab/></text:p>
      <text:p text:style-name="P11"><text:tab/>// Calculamos la media de la triangular superior</text:p>
      <text:p text:style-name="P11"><text:tab/>media = (float)suma / cont;</text:p>
      <text:p text:style-name="P11"><text:tab/>printf("La media de la triangular superior es: %.2f ", media);</text:p>
      <text:p text:style-name="P11"><text:tab/>printf("(suma = %i, cuenta = %i)\n", suma, cont);</text:p>
      <text:p text:style-name="P11"/>
      <text:p text:style-name="P11"><text:tab/>return 0;</text:p>
      <text:p text:style-name="P11">}</text:p>
      <text:p text:style-name="P11"/>
      <text:p text:style-name="P11"/>
      <text:h text:style-name="P19" text:outline-level="1">Ejercicio 20</text:h>
      <text:p text:style-name="P3">Escribe un programa que genere al azar una matriz cuadrada de NxN números enteros (siendo N una constante definida al principio del programa con un valor cualquiera) y que luego muestre un pequeño menú de opciones al usuario con estas opciones:</text:p>
      <text:list text:style-name="L2">
        <text:list-item>
          <text:p text:style-name="P28">Opción 1: mostrar matriz. Esta función sacará el contenido de la matriz por la pantalla de manera que se puedan visualizar claramente sus elementos.</text:p>
        </text:list-item>
        <text:list-item>
          <text:p text:style-name="P28">Opción 2: perímetro. Mostrará los elementos que ocupan el borde de la matriz, partiendo de la esquina superior izquierda y recorriéndola hacia la derecha y luego hacia abajo. </text:p>
        </text:list-item>
        <text:list-item>
          <text:p text:style-name="P28">Opción 3: espiral. Hará un recorrido en espiral por la matriz partiendo de la esquina superior izquierda. </text:p>
        </text:list-item>
        <text:list-item>
          <text:p text:style-name="P28">Opción 4: salir. Hace que el programa finalice.</text:p>
        </text:list-item>
      </text:list>
      <text:p text:style-name="P14"/>
      <text:p text:style-name="P11">/* Tamaño de la matriz cuadrada */</text:p>
      <text:p text:style-name="P11">#define N 4</text:p>
      <text:p text:style-name="P11"></text:p>
      <text:p text:style-name="P11">/* Prototipos de funciones */</text:p>
      <text:p text:style-name="P11">void mostrar_matriz(int m[N][N]);</text:p>
      <text:p text:style-name="P11">void mostrar_perimetro(int m[N][N]);</text:p>
      <text:p text:style-name="P11">void mostrar_espiral(int m[N][N]);</text:p>
      <text:p text:style-name="P11"></text:p>
      <text:p text:style-name="P11">int main(void)</text:p>
      <text:p text:style-name="P11">{</text:p>
      <text:p text:style-name="P11"><text:tab/>int opc, f, c;</text:p>
      <text:p text:style-name="P11"><text:tab/>int m[N][N];</text:p>
      <text:p text:style-name="P11"></text:p>
      <text:p text:style-name="P11"><text:tab/>/* Rellenamos la matriz con números al azar */</text:p>
      <text:p text:style-name="P11"><text:tab/>for (f = 0; f &lt; N; f++)</text:p>
      <text:p text:style-name="P11"><text:tab/><text:tab/>for (c = 0; c &lt; N; c++)</text:p>
      <text:p text:style-name="P11"><text:tab/><text:tab/><text:tab/>m[c][f] = rand() % 10;</text:p>
      <text:p text:style-name="P11"></text:p>
      <text:p text:style-name="P11"><text:tab/>/* Menú de opciones */</text:p>
      <text:p text:style-name="P11"><text:tab/>do</text:p>
      <text:p text:style-name="P11"><text:tab/>{</text:p>
      <text:p text:style-name="P11"><text:tab/><text:tab/>printf("1. Mostrar matriz\n");</text:p>
      <text:p text:style-name="P11"><text:tab/><text:tab/>printf("2. Perímetro\n");</text:p>
      <text:p text:style-name="P11"><text:tab/><text:tab/>printf("3. Espiral\n");</text:p>
      <text:p text:style-name="P11"><text:soft-page-break/><text:tab/><text:tab/>printf("4. Salir\n");</text:p>
      <text:p text:style-name="P11"><text:tab/></text:p>
      <text:p text:style-name="P11"><text:tab/><text:tab/>printf("Introduzca opción (1-4): ");</text:p>
      <text:p text:style-name="P11"><text:tab/><text:tab/>scanf("%i", &amp;opc);</text:p>
      <text:p text:style-name="P11"><text:tab/></text:p>
      <text:p text:style-name="P11"><text:tab/><text:tab/>switch(opc) </text:p>
      <text:p text:style-name="P11"><text:tab/><text:tab/>{</text:p>
      <text:p text:style-name="P11"><text:tab/><text:tab/><text:tab/>case 1: mostrar_matriz(m); break;</text:p>
      <text:p text:style-name="P11"><text:tab/><text:tab/><text:tab/>case 2: mostrar_perimetro(m); break;</text:p>
      <text:p text:style-name="P11"><text:tab/><text:tab/><text:tab/>case 3: mostrar_espiral(m); break;</text:p>
      <text:p text:style-name="P11"><text:tab/><text:tab/>}</text:p>
      <text:p text:style-name="P11"><text:tab/>}</text:p>
      <text:p text:style-name="P11"><text:tab/>while (opc != 4);</text:p>
      <text:p text:style-name="P11"></text:p>
      <text:p text:style-name="P11"><text:tab/>return 0;</text:p>
      <text:p text:style-name="P11">}</text:p>
      <text:p text:style-name="P11"></text:p>
      <text:p text:style-name="P11"></text:p>
      <text:p text:style-name="P11">/* Esta función muestra por la pantalla la matriz pasada como parámetro */ </text:p>
      <text:p text:style-name="P11">void mostrar_matriz(int m[N][N])</text:p>
      <text:p text:style-name="P11">{</text:p>
      <text:p text:style-name="P11"><text:tab/>int f, c;</text:p>
      <text:p text:style-name="P11"></text:p>
      <text:p text:style-name="P11"><text:tab/>for (f = 0; f &lt; N; f++)</text:p>
      <text:p text:style-name="P11"><text:tab/>{</text:p>
      <text:p text:style-name="P11"><text:tab/><text:tab/>for (c = 0; c &lt; N; c++)</text:p>
      <text:p text:style-name="P11"><text:tab/><text:tab/>{</text:p>
      <text:p text:style-name="P11"><text:tab/><text:tab/><text:tab/>printf("%i ", m[c][f]);</text:p>
      <text:p text:style-name="P11"><text:tab/><text:tab/>}</text:p>
      <text:p text:style-name="P11"><text:tab/><text:tab/>printf("\n");</text:p>
      <text:p text:style-name="P11"><text:tab/>}</text:p>
      <text:p text:style-name="P11"></text:p>
      <text:p text:style-name="P11">}</text:p>
      <text:p text:style-name="P11"></text:p>
      <text:p text:style-name="P11"></text:p>
      <text:p text:style-name="P11">/* Esta función muestra el perímetro de la matriz pasada como parámetro */ </text:p>
      <text:p text:style-name="P11">void mostrar_perimetro(int m[N][N])</text:p>
      <text:p text:style-name="P11">{</text:p>
      <text:p text:style-name="P11"><text:tab/>int f, c;</text:p>
      <text:p text:style-name="P11"></text:p>
      <text:p text:style-name="P11"><text:tab/>printf("El perímetro es:\n");</text:p>
      <text:p text:style-name="P11"></text:p>
      <text:p text:style-name="P11"><text:tab/>/* Mostramos fila superior (de izquierda a derecha) */ </text:p>
      <text:p text:style-name="P11"><text:tab/>for (c = 0; c &lt; N; c++)</text:p>
      <text:p text:style-name="P11"><text:tab/><text:tab/>printf("%i ", m[c][0]);</text:p>
      <text:p text:style-name="P11"><text:tab/>/* Mostramos columna derecha (de arriba a abajo) */ </text:p>
      <text:p text:style-name="P11"><text:tab/>for (f = 1; f &lt; N; f++)</text:p>
      <text:p text:style-name="P11"><text:tab/><text:tab/>printf("%i ", m[N-1][f]);</text:p>
      <text:p text:style-name="P11"><text:tab/>/* Mostramos fila inferior (de derecha a izquierda) */ </text:p>
      <text:p text:style-name="P11"><text:tab/>for (c = N-2; c &gt;= 0; c--)</text:p>
      <text:p text:style-name="P11"><text:tab/><text:tab/>printf("%i ", m[c][N-1]);</text:p>
      <text:p text:style-name="P11"><text:tab/>/* Mostramos columna izquierda (de abajo a arriba) */ </text:p>
      <text:p text:style-name="P11"><text:tab/>for (f = N-2; f &gt;= 1; f--)</text:p>
      <text:p text:style-name="P11"><text:tab/><text:tab/>printf("%i ", m[0][f]);</text:p>
      <text:p text:style-name="P11"></text:p>
      <text:p text:style-name="P11"><text:tab/>printf("\n");</text:p>
      <text:p text:style-name="P11">}</text:p>
      <text:p text:style-name="P11"></text:p>
      <text:p text:style-name="P11"></text:p>
      <text:p text:style-name="P11">/* Esta función muestra la espiral de la matriz pasada como parámetro. </text:p>
      <text:p text:style-name="P11"><text:s text:c="3"/>Para lograrlo, hacemos un perímetro de la matriz completa y luego </text:p>
      <text:p text:style-name="P11"><text:s text:c="3"/>vamos acotando los límites para hacer un perímetro de la matriz </text:p>
      <text:p text:style-name="P11"><text:s text:c="3"/>interna. */ </text:p>
      <text:p text:style-name="P11">void mostrar_espiral(int m[N][N])</text:p>
      <text:p text:style-name="P11">{</text:p>
      <text:p text:style-name="P11"><text:tab/>int f, c, cont, izq, der, arr, aba;</text:p>
      <text:p text:style-name="P11"><text:soft-page-break/></text:p>
      <text:p text:style-name="P11"><text:tab/>printf("La espiral es:\n");</text:p>
      <text:p text:style-name="P11"></text:p>
      <text:p text:style-name="P11"><text:tab/>izq = 0;<text:tab/>/* Límites del perímetro */</text:p>
      <text:p text:style-name="P11"><text:tab/>der = N;</text:p>
      <text:p text:style-name="P11"><text:tab/>arr = 0;</text:p>
      <text:p text:style-name="P11"><text:tab/>aba = N;</text:p>
      <text:p text:style-name="P11"></text:p>
      <text:p text:style-name="P11"><text:tab/>for (cont = 0; cont &lt;= N/2; cont++)</text:p>
      <text:p text:style-name="P11"><text:tab/>{</text:p>
      <text:p text:style-name="P11"><text:tab/><text:tab/>/* Mostramos fila superior (de izquierda a derecha) */ </text:p>
      <text:p text:style-name="P11"><text:tab/><text:tab/>for (c = izq; c &lt; der; c++)</text:p>
      <text:p text:style-name="P11"><text:tab/><text:tab/><text:tab/>printf("%i ", m[c][arr]);</text:p>
      <text:p text:style-name="P11"><text:tab/><text:tab/>/* Mostramos columna derecha (de arriba a abajo) */ </text:p>
      <text:p text:style-name="P11"><text:tab/><text:tab/>for (f = arr + 1; f &lt; aba; f++)</text:p>
      <text:p text:style-name="P11"><text:tab/><text:tab/><text:tab/>printf("%i ", m[der-1][f]);</text:p>
      <text:p text:style-name="P11"><text:tab/><text:tab/>/* Mostramos fila inferior (de derecha a izquierda) */ </text:p>
      <text:p text:style-name="P11"><text:tab/><text:tab/>for (c = der-2; c &gt;= izq; c--)</text:p>
      <text:p text:style-name="P11"><text:tab/><text:tab/><text:tab/>printf("%i ", m[c][aba-1]);</text:p>
      <text:p text:style-name="P11"><text:tab/><text:tab/>/* Mostramos columna izquierda (de abajo a arriba) */ </text:p>
      <text:p text:style-name="P11"><text:tab/><text:tab/>for (f = aba-2; f &gt;= arr+1; f--)</text:p>
      <text:p text:style-name="P11"><text:tab/><text:tab/><text:tab/>printf("%i ", m[izq][f]);</text:p>
      <text:p text:style-name="P11"></text:p>
      <text:p text:style-name="P11"><text:tab/><text:tab/>izq++;<text:tab/><text:tab/>/* Actualizamos límites del perímetro */</text:p>
      <text:p text:style-name="P11"><text:tab/><text:tab/>der--;</text:p>
      <text:p text:style-name="P11"><text:tab/><text:tab/>arr++;</text:p>
      <text:p text:style-name="P11"><text:tab/><text:tab/>aba--;</text:p>
      <text:p text:style-name="P11"><text:tab/>}</text:p>
      <text:p text:style-name="P11"></text:p>
      <text:p text:style-name="P11"><text:tab/>printf("\n");</text:p>
      <text:p text:style-name="P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Lucida Console" svg:font-family="'Lucida Console'" style:font-family-generic="modern"/>
    <style:font-face style:name="DejaVu Sans1" svg:font-family="'DejaVu San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Arial Black" fo:font-size="14pt" style:font-size-asian="14pt" style:font-name-complex="Arial"/>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ncabezado1" style:family="paragraph" style:parent-style-name="Standard" style:next-style-name="Text_20_body">
      <style:paragraph-properties fo:margin-top="0.423cm" fo:margin-bottom="0.212cm" fo:keep-with-next="always"/>
      <style:text-properties style:font-name="Albany AMT" fo:font-size="14pt" style:font-name-asian="Albany AMT" style:font-size-asian="14pt" style:font-name-complex="Albany AMT" style:font-size-complex="14pt"/>
    </style:style>
    <style:style style:name="WW8Num2z0" style:family="text">
      <style:text-properties style:font-name="Symbol"/>
    </style:style>
    <style:style style:name="Absatz-Standardschriftart" style:family="text"/>
    <style:style style:name="WW-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Fuente_20_de_20_párrafo_20_predeter." style:display-name="Fuente de párrafo predeter."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uente_20_de_20_párrafo_20_predeter.1" style:display-name="Fuente de párrafo predeter.1"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lgunos ejercicios de cadenas (tema 5) resueltos</dc:title>
    <meta:initial-creator>Yo</meta:initial-creator>
    <meta:creation-date>2007-03-07T21:18:00</meta:creation-date>
    <dc:date>2009-01-27T07:16:39</dc:date>
    <meta:print-date>2008-12-12T10:34:00</meta:print-date>
    <meta:editing-cycles>25</meta:editing-cycles>
    <meta:editing-duration>PT4H23M17S</meta:editing-duration>
    <meta:user-defined meta:name="Info 1"/>
    <meta:user-defined meta:name="Info 2"/>
    <meta:user-defined meta:name="Info 3"/>
    <meta:user-defined meta:name="Info 4"/>
    <meta:document-statistic meta:table-count="0" meta:image-count="0" meta:object-count="0" meta:page-count="14" meta:paragraph-count="709" meta:word-count="3386" meta:character-count="21134"/>
  </office:meta>
</office:document-meta>
</file>